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9">
      <style:paragraph-properties fo:margin-top="0cm" fo:margin-bottom="0cm" loext:contextual-spacing="false"/>
    </style:style>
    <style:style style:name="P27" style:family="paragraph" style:parent-style-name="Text_20_body" style:list-style-name="L13">
      <style:paragraph-properties fo:margin-top="0cm" fo:margin-bottom="0cm" loext:contextual-spacing="false"/>
    </style:style>
    <style:style style:name="P28" style:family="paragraph" style:parent-style-name="Text_20_body" style:list-style-name="L16">
      <style:paragraph-properties fo:margin-top="0cm" fo:margin-bottom="0cm" loext:contextual-spacing="false"/>
    </style:style>
    <style:style style:name="P29" style:family="paragraph" style:parent-style-name="Text_20_body" style:list-style-name="L17">
      <style:paragraph-properties fo:margin-top="0cm" fo:margin-bottom="0cm" loext:contextual-spacing="false"/>
    </style:style>
    <style:style style:name="P30" style:family="paragraph" style:parent-style-name="Text_20_body" style:list-style-name="L20">
      <style:paragraph-properties fo:margin-top="0cm" fo:margin-bottom="0cm" loext:contextual-spacing="false"/>
    </style:style>
    <style:style style:name="P31" style:family="paragraph" style:parent-style-name="Text_20_body" style:list-style-name="L21">
      <style:paragraph-properties fo:margin-top="0cm" fo:margin-bottom="0cm" loext:contextual-spacing="false"/>
    </style:style>
    <style:style style:name="P32"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6 Migration Guide</text:h>
      <text:section text:style-name="Sect1" text:name="migration-guide">
        <text:p text:style-name="Text_20_body">CakePHP 3.6 is an API compatible upgrade from 3.5. This page outlines the changes and improvements made in 3.6.</text:p>
        <text:p text:style-name="Text_20_body">To upgrade to 3.6.x run the following composer command:</text:p>
        <text:p text:style-name="P32">php composer.phar require --update-with-dependencies "cakephp/cakephp:3.6.*"</text:p>
        <text:section text:style-name="Sect1" text:name="deprecations">
          <text:h text:style-name="Heading_20_2" text:outline-level="2">Deprecations</text:h>
          <text:p text:style-name="Text_20_body">The following is a list of deprecated methods, properties and behaviors. These features will continue to function until 4.0.0 after which they will be removed.</text:p>
          <text:list xml:id="list5888600977284473484" text:style-name="L1">
            <text:list-item>
              <text:p text:style-name="P22"><text:span text:style-name="Source_20_Text">bin/cake orm_cache</text:span> is now <text:span text:style-name="Source_20_Text">bin/cake schema_cache</text:span>. </text:p>
            </text:list-item>
            <text:list-item>
              <text:p text:style-name="P22"><text:span text:style-name="Source_20_Text">Cake\Cache\Engine\ApcEngine</text:span> has been renamed to <text:span text:style-name="Source_20_Text">Cake\Cache\Engine\ApcuEngine</text:span> to better reflect the extension name. </text:p>
            </text:list-item>
            <text:list-item>
              <text:p text:style-name="P22"><text:span text:style-name="Source_20_Text">Cake\ORM\Table::association()</text:span> is deprecated. Use <text:span text:style-name="Source_20_Text">getAssociation()</text:span> instead. </text:p>
            </text:list-item>
            <text:list-item>
              <text:p text:style-name="P22">The <text:span text:style-name="Source_20_Text">Xcache</text:span> cache engine has been deprecated. The Xcache extension is no longer actively maintained. If you are using xcache, consider adopting APCu, Memcached, or Redis instead. </text:p>
            </text:list-item>
            <text:list-item>
              <text:p text:style-name="P22">Passing a list of arrays to <text:span text:style-name="Source_20_Text">Router::setRequestInfo()</text:span> is now deprecated. Pass an instance of <text:span text:style-name="Source_20_Text">ServerRequest</text:span> instead. </text:p>
            </text:list-item>
            <text:list-item>
              <text:p text:style-name="P22"><text:span text:style-name="Source_20_Text">Cake\Controller\Controller:$name</text:span> is protected now. Use <text:span text:style-name="Source_20_Text">Controller::getName()/setName()</text:span> to access a controller’s name in other contexts. </text:p>
            </text:list-item>
            <text:list-item>
              <text:p text:style-name="P22"><text:span text:style-name="Source_20_Text">Cake\Controller\Controller:$plugin</text:span> is protected now. Use <text:span text:style-name="Source_20_Text">Controller::getPlugin()/setPlugin()</text:span> to access a controller’s plugin in other contexts. </text:p>
            </text:list-item>
            <text:list-item>
              <text:p text:style-name="P22"><text:span text:style-name="Source_20_Text">Cake\Controller\Controller:$autoRender</text:span> is protected now. Use <text:span text:style-name="Source_20_Text">enableAutoRender()/disableAutoRender()/isAutoRenderEnabled()</text:span> instead. </text:p>
            </text:list-item>
            <text:list-item>
              <text:p text:style-name="P22">The setter mode of <text:span text:style-name="Source_20_Text">ValidationSet::isPresenceRequired()</text:span> and <text:span text:style-name="Source_20_Text">ValidationSet::isEmptyAllowed()</text:span> are deprecated. Use <text:span text:style-name="Source_20_Text">requirePresence()</text:span> and <text:span text:style-name="Source_20_Text">allowEmpty()</text:span> instead. </text:p>
            </text:list-item>
            <text:list-item>
              <text:p text:style-name="P22"><text:span text:style-name="Source_20_Text">Cake\Form\Form::validator()</text:span> is deprecated. Use <text:span text:style-name="Source_20_Text">getValidator()</text:span> and <text:span text:style-name="Source_20_Text">setValidator()</text:span> instead. </text:p>
            </text:list-item>
            <text:list-item>
              <text:p text:style-name="P22"><text:span text:style-name="Source_20_Text">Cake\ORM\TableRegistry</text:span> static API has been deprecated. Use a table locator directly instead. A global <text:span text:style-name="Source_20_Text">Cake\ORM\Locator\TableLocator</text:span> instance can be accessed via <text:span text:style-name="Source_20_Text">Cake\ORM\TableRegistry::getTableLocator()</text:span> or using a <text:span text:style-name="Source_20_Text">Cake\ORM\Locator\LocatorAwareTrait</text:span>. </text:p>
            </text:list-item>
            <text:list-item>
              <text:p text:style-name="P22"><text:soft-page-break/><text:span text:style-name="Source_20_Text">Cake\View\Helper\FormHelper::widgetRegistry()</text:span> is deprecated. Use <text:span text:style-name="Source_20_Text">getWidgetLocator()</text:span> and <text:span text:style-name="Source_20_Text">setWidgetLocator()</text:span> instead. </text:p>
            </text:list-item>
            <text:list-item>
              <text:p text:style-name="P22"><text:span text:style-name="Source_20_Text">Cake\ORM\Behavior\TranslateBehavior::locale()</text:span> is deprecated. Use <text:span text:style-name="Source_20_Text">getLocale()</text:span> and <text:span text:style-name="Source_20_Text">setLocale()</text:span> instead. </text:p>
            </text:list-item>
            <text:list-item>
              <text:p text:style-name="P22">The getter part of <text:span text:style-name="Source_20_Text">Cake\Datasource\QueryTrait::formatResults()</text:span> is deprecated. Use <text:span text:style-name="Source_20_Text">getResultFormatters()</text:span> instead. </text:p>
            </text:list-item>
            <text:list-item>
              <text:p text:style-name="P22">The getter part of <text:span text:style-name="Source_20_Text">Cake\Datasource\QueryTrait::mapReduce()</text:span> is deprecated. Use <text:span text:style-name="Source_20_Text">getMapReducers()</text:span> instead. </text:p>
            </text:list-item>
            <text:list-item>
              <text:p text:style-name="P22">The getter part of <text:span text:style-name="Source_20_Text">Cake\ORM\Query::contain()</text:span> is deprecated. Use <text:span text:style-name="Source_20_Text">getContain()</text:span> instead. </text:p>
            </text:list-item>
            <text:list-item>
              <text:p text:style-name="P1">The getter part of <text:span text:style-name="Source_20_Text">Cake\Datasource\QueryInterface::repository()</text:span> is deprecated. Use <text:span text:style-name="Source_20_Text">getRepository()</text:span> instead. </text:p>
            </text:list-item>
          </text:list>
          <text:p text:style-name="Text_20_body">Several classes were <text:span text:style-name="Emphasis">renamed</text:span>. Their old names will continue to work until 4.0, but will emit deprecation warnings:</text:p>
          <text:list xml:id="list70861734022062294" text:style-name="L2">
            <text:list-item>
              <text:p text:style-name="P23"><text:span text:style-name="Source_20_Text">Cake\Network\Exception\BadRequestException</text:span> has been renamed to <text:span text:style-name="Source_20_Text">Cake\Http\Exception\BadRequestException</text:span>. </text:p>
            </text:list-item>
            <text:list-item>
              <text:p text:style-name="P23"><text:span text:style-name="Source_20_Text">Cake\Network\Exception\ConflictException</text:span> has been renamed to <text:span text:style-name="Source_20_Text">Cake\Http\Exception\ConflictException</text:span>. </text:p>
            </text:list-item>
            <text:list-item>
              <text:p text:style-name="P23"><text:span text:style-name="Source_20_Text">Cake\Network\Exception\ForbiddenException</text:span> has been renamed to <text:span text:style-name="Source_20_Text">Cake\Http\Exception\ForbiddenException</text:span>. </text:p>
            </text:list-item>
            <text:list-item>
              <text:p text:style-name="P23"><text:span text:style-name="Source_20_Text">Cake\Network\Exception\GoneException</text:span> has been renamed to <text:span text:style-name="Source_20_Text">Cake\Http\Exception\GoneException</text:span>. </text:p>
            </text:list-item>
            <text:list-item>
              <text:p text:style-name="P23"><text:span text:style-name="Source_20_Text">Cake\Network\Exception\HttpException</text:span> has been renamed to <text:span text:style-name="Source_20_Text">Cake\Http\Exception\HttpException</text:span>. </text:p>
            </text:list-item>
            <text:list-item>
              <text:p text:style-name="P23"><text:span text:style-name="Source_20_Text">Cake\Network\Exception\InternalErrorException</text:span> has been renamed to <text:span text:style-name="Source_20_Text">Cake\Http\Exception\InternalErrorException</text:span>. </text:p>
            </text:list-item>
            <text:list-item>
              <text:p text:style-name="P23"><text:span text:style-name="Source_20_Text">Cake\Network\Exception\InvalidCsrfTokenException</text:span> has been renamed to <text:span text:style-name="Source_20_Text">Cake\Http\Exception\InvalidCsrfTokenException</text:span>. </text:p>
            </text:list-item>
            <text:list-item>
              <text:p text:style-name="P23"><text:span text:style-name="Source_20_Text">Cake\Network\Exception\MethodNotAllowedException</text:span> has been renamed to <text:span text:style-name="Source_20_Text">Cake\Http\Exception\MethodNotAllowedException</text:span>. </text:p>
            </text:list-item>
            <text:list-item>
              <text:p text:style-name="P23"><text:span text:style-name="Source_20_Text">Cake\Network\Exception\NotAcceptableException</text:span> has been renamed to <text:span text:style-name="Source_20_Text">Cake\Http\Exception\NotAcceptableException</text:span>. </text:p>
            </text:list-item>
            <text:list-item>
              <text:p text:style-name="P23"><text:span text:style-name="Source_20_Text">Cake\Network\Exception\NotFoundException</text:span> has been renamed to <text:span text:style-name="Source_20_Text">Cake\Http\Exception\NotFoundException</text:span>. </text:p>
            </text:list-item>
            <text:list-item>
              <text:p text:style-name="P23"><text:span text:style-name="Source_20_Text">Cake\Network\Exception\NotImplementedException</text:span> has been renamed to <text:span text:style-name="Source_20_Text">Cake\Http\Exception\NotImplementedException</text:span>. </text:p>
            </text:list-item>
            <text:list-item>
              <text:p text:style-name="P23"><text:span text:style-name="Source_20_Text">Cake\Network\Exception\ServiceUnavailableException</text:span> has been renamed to <text:span text:style-name="Source_20_Text">Cake\Http\Exception\ServiceUnavailableException</text:span>. </text:p>
            </text:list-item>
            <text:list-item>
              <text:p text:style-name="P23"><text:span text:style-name="Source_20_Text">Cake\Network\Exception\UnauthorizedException</text:span> has been renamed to <text:span text:style-name="Source_20_Text">Cake\Http\Exception\UnauthorizedException</text:span>. </text:p>
            </text:list-item>
            <text:list-item>
              <text:p text:style-name="P23"><text:soft-page-break/><text:span text:style-name="Source_20_Text">Cake\Network\Exception\UnavailableForLegalReasonsException</text:span> has been renamed to <text:span text:style-name="Source_20_Text">Cake\Http\Exception\UnavailableForLegalReasonsException</text:span>. </text:p>
            </text:list-item>
            <text:list-item>
              <text:p text:style-name="P23"><text:span text:style-name="Source_20_Text">Cake\Network\Session</text:span> has been renamed to <text:span text:style-name="Source_20_Text">Cake\Http\Session</text:span>. </text:p>
            </text:list-item>
            <text:list-item>
              <text:p text:style-name="P23"><text:span text:style-name="Source_20_Text">Cake\Network\Session\DatabaseSession</text:span> has been renamed to <text:span text:style-name="Source_20_Text">Cake\Http\Session\DatabaseSession</text:span>. </text:p>
            </text:list-item>
            <text:list-item>
              <text:p text:style-name="P23"><text:span text:style-name="Source_20_Text">Cake\Network\Session\CacheSession</text:span> has been renamed to <text:span text:style-name="Source_20_Text">Cake\Http\Session\CacheSession</text:span>. </text:p>
            </text:list-item>
            <text:list-item>
              <text:p text:style-name="P23"><text:span text:style-name="Source_20_Text">Cake\Network\CorsBuilder</text:span> has been renamed to <text:span text:style-name="Source_20_Text">Cake\Http\CorsBuilder</text:span>. </text:p>
            </text:list-item>
            <text:list-item>
              <text:p text:style-name="P2"><text:span text:style-name="Source_20_Text">Cake\View\Widget\WidgetRegistry</text:span> has been renamed to <text:span text:style-name="Source_20_Text">Cake\View\Widget\WidgetLocator</text:span>. </text:p>
            </text:list-item>
          </text:list>
        </text:section>
        <text:section text:style-name="Sect1" text:name="disabling-deprecation-warnings">
          <text:h text:style-name="Heading_20_2" text:outline-level="2">Disabling Deprecation Warnings</text:h>
          <text:p text:style-name="Text_20_body">Deprecation warnings are intended to help you prepare for future versions of CakePHP, but updating your code will likely be an incremental process. You can disable deprecation warnings while you work towards adopting the new methods. In your <text:span text:style-name="Strong_20_Emphasis">config/app.php</text:span> you can set <text:span text:style-name="Source_20_Text">Error.errorLevel</text:span>:</text:p>
          <text:p text:style-name="Preformatted_20_Text">// in config/app.php</text:p>
          <text:p text:style-name="Preformatted_20_Text">'Error' =&gt; [</text:p>
          <text:p text:style-name="Preformatted_20_Text"><text:s text:c="4"/>'errorLevel' =&gt; E_ALL ^ E_USER_DEPRECATED</text:p>
          <text:p text:style-name="P32">]</text:p>
          <text:p text:style-name="Text_20_body">Once you have no remaining deprecation warnings you can set your error level to <text:span text:style-name="Source_20_Text">E_ALL</text:span> to help prevent future use of deprecated methods.</text:p>
        </text:section>
        <text:section text:style-name="Sect1" text:name="behavior-changes">
          <text:h text:style-name="Heading_20_2" text:outline-level="2">Behavior Changes</text:h>
          <text:p text:style-name="Text_20_body">The following changes are API compatible, but they represent minor variances in behavior that may affect your application:</text:p>
          <text:list xml:id="list8335837286895479272" text:style-name="L3">
            <text:list-item>
              <text:p text:style-name="P24"><text:span text:style-name="Source_20_Text">Cake\Utility\Security::randomBytes()</text:span> will now throw exceptions when a secure source of entropy cannot be found in PHP5. </text:p>
            </text:list-item>
            <text:list-item>
              <text:p text:style-name="P24">Tokens generated by <text:span text:style-name="Source_20_Text">SecurityComponent</text:span> now include the user’s session id, to prevent token reuse between users/sessions. This changes the value of security tokens and will cause forms created in earlier versions of CakePHP to fail validation in 3.6. </text:p>
            </text:list-item>
            <text:list-item>
              <text:p text:style-name="P24"><text:span text:style-name="Source_20_Text">Cake\Database\Query::page()</text:span> now raises exceptions when page values are &lt; 1. </text:p>
            </text:list-item>
            <text:list-item>
              <text:p text:style-name="P24">Pagination now allows sorting on multiple fields across all pages. Previously only the first page could be sorted by more than one column. Furthermore, sort conditions defined in the query string are <text:span text:style-name="Emphasis">prepended</text:span> to the default order parameters now instead of fully replacing the default ordering. </text:p>
            </text:list-item>
            <text:list-item>
              <text:p text:style-name="P24"><text:soft-page-break/>Shell classes will now throw exceptions when task classes cannot be found. Previously invalid tasks would be silently ignored. </text:p>
            </text:list-item>
            <text:list-item>
              <text:p text:style-name="P24">CakePHP internals now chain exceptions where possible, allowing root causes of errors to be exposed. </text:p>
            </text:list-item>
            <text:list-item>
              <text:p text:style-name="P24">MySQL connections now default to <text:span text:style-name="Source_20_Text">utf8mb4</text:span> (4 byte unicode) as their encoding. If you want to continue using the old default of <text:span text:style-name="Source_20_Text">utf8</text:span>, set your application’s datasource’ encoding in <text:span text:style-name="Source_20_Text">config/app.php</text:span> to ‘utf8’. </text:p>
            </text:list-item>
            <text:list-item>
              <text:p text:style-name="P24">APCu and Wincache engines no longer set separate <text:span text:style-name="Source_20_Text">_expires</text:span> keys for data with a TTL. Instead they rely on the native TTL features of the cache engine. By default all entries created with APCu for a single request/CLI script will have the same expiration time. You can use <text:span text:style-name="Source_20_Text">apc.use_request_time</text:span> to change this behavior. </text:p>
            </text:list-item>
            <text:list-item>
              <text:p text:style-name="P24"><text:span text:style-name="Source_20_Text">Router::parseNamedParams()</text:span> no longer mutates the request object in-place. Instead you will need to use the return value of this method to access the modified request. </text:p>
            </text:list-item>
            <text:list-item>
              <text:p text:style-name="P24"><text:span text:style-name="Source_20_Text">Hash::extract()</text:span> no longer matches integer <text:span text:style-name="Source_20_Text">0</text:span> when using attribute matchers for string values. </text:p>
            </text:list-item>
            <text:list-item>
              <text:p text:style-name="P24">The console environment no longer automatically loads plugins specified by the <text:span text:style-name="Source_20_Text">--plugin</text:span> option. Instead you must ensure that your application bootstrapping loads all the required plugins. </text:p>
            </text:list-item>
            <text:list-item>
              <text:p text:style-name="P3"><text:span text:style-name="Source_20_Text">Cake\Http\CorsBuilder::build()</text:span> no longer mutates the response in place. You must now use the updated response that <text:span text:style-name="Source_20_Text">build()</text:span> returns. </text:p>
            </text:list-item>
          </text:list>
        </text:section>
        <text:section text:style-name="Sect1" text:name="cache">
          <text:h text:style-name="Heading_20_2" text:outline-level="2">Cache</text:h>
          <text:list xml:id="list3629384894640113425" text:style-name="L4">
            <text:list-item>
              <text:p text:style-name="P4">Fallback engines can be disabled by setting <text:span text:style-name="Source_20_Text">fallback = false</text:span> for any cache configuration. </text:p>
            </text:list-item>
          </text:list>
        </text:section>
        <text:section text:style-name="Sect1" text:name="collection">
          <text:h text:style-name="Heading_20_2" text:outline-level="2">Collection</text:h>
          <text:list xml:id="list6455199969303240571" text:style-name="L5">
            <text:list-item>
              <text:p text:style-name="P5">The <text:span text:style-name="Source_20_Text">appendItem()</text:span>, <text:span text:style-name="Source_20_Text">prepend()</text:span>, <text:span text:style-name="Source_20_Text">prependItems()</text:span> methods were added to <text:span text:style-name="Source_20_Text">CollectionTrait</text:span>. </text:p>
            </text:list-item>
          </text:list>
        </text:section>
        <text:section text:style-name="Sect1" text:name="configure">
          <text:h text:style-name="Heading_20_2" text:outline-level="2">Configure</text:h>
          <text:list xml:id="list568906458887673291" text:style-name="L6">
            <text:list-item>
              <text:p text:style-name="P6"><text:span text:style-name="Source_20_Text">consumeOrFail()</text:span> has been added to complete the API for reading with the expectation of data being present. </text:p>
            </text:list-item>
          </text:list>
        </text:section>
        <text:section text:style-name="Sect1" text:name="console">
          <text:h text:style-name="Heading_20_2" text:outline-level="2">Console</text:h>
          <text:p text:style-name="Text_20_body">A new way to build CLI tools has been added. Shell &amp; Tasks have several shortcomings that are hard to correct without breaking compatibility. <text:span text:style-name="Source_20_Text">Cake\Console\Command</text:span> will replace <text:span text:style-name="Source_20_Text">Shell</text:span> long term as the recommended way to build console applications. See the <text:a xlink:type="simple" xlink:href="https://book.cakephp.org/3.0/en/console-and-shells/commands.html" text:style-name="Internet_20_link" text:visited-style-name="Visited_20_Internet_20_Link">Console Commands</text:a> section for more information.</text:p>
          <text:list xml:id="list7332008689727449653" text:style-name="L7">
            <text:list-item>
              <text:p text:style-name="P7"><text:soft-page-break/><text:span text:style-name="Source_20_Text">ConsoleOptionParse::enableSubcommandSort()</text:span> was added. This method allows you to disable the automatic sorting of subcommands in generated help text. </text:p>
            </text:list-item>
          </text:list>
        </text:section>
        <text:section text:style-name="Sect1" text:name="core">
          <text:h text:style-name="Heading_20_2" text:outline-level="2">Core</text:h>
          <text:list xml:id="list7136004522270744085" text:style-name="L8">
            <text:list-item>
              <text:p text:style-name="P25">Plugins can now define <text:a xlink:type="simple" xlink:href="https://book.cakephp.org/3.0/en/plugins.html#plugin-objects" text:style-name="Internet_20_link" text:visited-style-name="Visited_20_Internet_20_Link">Plugin Objects</text:a>. These classes are optional and allow a plugin to add middleware and console commands to the host application. They are a class based way to configure and define a plugin. </text:p>
            </text:list-item>
            <text:list-item>
              <text:p text:style-name="P8"><text:span text:style-name="Source_20_Text">getTypeName()</text:span> was added to assist in getting correct class/type name when building more descriptive error messages. </text:p>
            </text:list-item>
          </text:list>
        </text:section>
        <text:section text:style-name="Sect1" text:name="database">
          <text:h text:style-name="Heading_20_2" text:outline-level="2">Database</text:h>
          <text:list xml:id="list7595149667121522552" text:style-name="L9">
            <text:list-item>
              <text:p text:style-name="P26"><text:span text:style-name="Source_20_Text">Query::identifier()</text:span> was added. This method makes it easier to create identifier expressions for use in complex queries. </text:p>
            </text:list-item>
            <text:list-item>
              <text:p text:style-name="P26">Database connections will automatically be re-established when connections timeout during long running scripts. </text:p>
            </text:list-item>
            <text:list-item>
              <text:p text:style-name="P26"><text:span text:style-name="Source_20_Text">Cake\Database\Type\BatchCastingInterface</text:span> was added. This interface allows type classes to optimize casting operations by operating on all columns in bulk. This interface can be used in custom types now, and will be used in core types in 4.x. </text:p>
            </text:list-item>
            <text:list-item>
              <text:p text:style-name="P26"><text:span text:style-name="Source_20_Text">Cake\Database\Type\DateTimeType::setTimezone()</text:span> was added. This method lets you set the timezone that datetime objects should be converted to before inserting into the database. It does not change datetime data being read from the database. </text:p>
            </text:list-item>
            <text:list-item>
              <text:p text:style-name="P26"><text:span text:style-name="Source_20_Text">Cake\Database\Statement\StatementDecorator::fetchAssoc()</text:span> was added. </text:p>
            </text:list-item>
            <text:list-item>
              <text:p text:style-name="P26"><text:span text:style-name="Source_20_Text">Cake\Database\Statement\BufferedStatement::fetchAssoc()</text:span> was added. </text:p>
            </text:list-item>
            <text:list-item>
              <text:p text:style-name="P26"><text:span text:style-name="Source_20_Text">Cake\Database\Statement\StatementDecorator::FETCH_TYPE_NUM</text:span> was added. </text:p>
            </text:list-item>
            <text:list-item>
              <text:p text:style-name="P26"><text:span text:style-name="Source_20_Text">Cake\Database\Statement\StatementDecorator::FETCH_TYPE_ASSOC</text:span> was added. </text:p>
            </text:list-item>
            <text:list-item>
              <text:p text:style-name="P9"><text:span text:style-name="Source_20_Text">Cake\Database\Statement\StatementDecorator::FETCH_TYPE_OBJ</text:span> was added. </text:p>
            </text:list-item>
          </text:list>
        </text:section>
        <text:section text:style-name="Sect1" text:name="datasource">
          <text:h text:style-name="Heading_20_2" text:outline-level="2">Datasource</text:h>
          <text:list xml:id="list8578598051281939146" text:style-name="L10">
            <text:list-item>
              <text:p text:style-name="P10">A new abstract type was added for <text:span text:style-name="Source_20_Text">binaryuuid</text:span>. In MySQL and SQLite, <text:span text:style-name="Source_20_Text">BINARY(16)</text:span> will be used as the column type. While in SQLServer, and Postgres will use their native UUID types. </text:p>
            </text:list-item>
          </text:list>
        </text:section>
        <text:section text:style-name="Sect1" text:name="event">
          <text:h text:style-name="Heading_20_2" text:outline-level="2"><text:soft-page-break/>Event</text:h>
          <text:list xml:id="list6849993045019450492" text:style-name="L11">
            <text:list-item>
              <text:p text:style-name="P11"><text:span text:style-name="Source_20_Text">Cake\Event\EventInterface</text:span> was added to give allow better typehinting in the future. </text:p>
            </text:list-item>
          </text:list>
        </text:section>
        <text:section text:style-name="Sect1" text:name="form">
          <text:h text:style-name="Heading_20_2" text:outline-level="2">Form</text:h>
          <text:list xml:id="list488803090461931019" text:style-name="L12">
            <text:list-item>
              <text:p text:style-name="P12">Form classes now support the <text:span text:style-name="Source_20_Text">_validatorClass</text:span> property which works the same as it does on <text:span text:style-name="Source_20_Text">ORM\Table</text:span>. </text:p>
            </text:list-item>
          </text:list>
        </text:section>
        <text:section text:style-name="Sect1" text:name="http">
          <text:h text:style-name="Heading_20_2" text:outline-level="2">Http</text:h>
          <text:list xml:id="list1572420544170820855" text:style-name="L13">
            <text:list-item>
              <text:p text:style-name="P27"><text:span text:style-name="Source_20_Text">Response::withAddedLink()</text:span> was added to make creating <text:span text:style-name="Source_20_Text">Link</text:span> headers simpler. </text:p>
            </text:list-item>
            <text:list-item>
              <text:p text:style-name="P13"><text:span text:style-name="Source_20_Text">BodyParserMiddleware</text:span> was added. </text:p>
            </text:list-item>
          </text:list>
        </text:section>
        <text:section text:style-name="Sect1" text:name="i18n">
          <text:h text:style-name="Heading_20_2" text:outline-level="2">I18n</text:h>
          <text:list xml:id="list2523924595945321282" text:style-name="L14">
            <text:list-item>
              <text:p text:style-name="P14">The two leftover FormHelper i18n translation strings <text:span text:style-name="Source_20_Text">'Edit %s'</text:span> and <text:span text:style-name="Source_20_Text">'New %s'</text:span> are now <text:span text:style-name="Source_20_Text">'Edit {0}'</text:span> and <text:span text:style-name="Source_20_Text">'New {0}'</text:span>. If you are using translating messages from CakePHP, please make sure you adjust those translations in your PO file. </text:p>
            </text:list-item>
          </text:list>
        </text:section>
        <text:section text:style-name="Sect1" text:name="mailer">
          <text:h text:style-name="Heading_20_2" text:outline-level="2">Mailer</text:h>
          <text:list xml:id="list8178076135284376819" text:style-name="L15">
            <text:list-item>
              <text:p text:style-name="P15">The various email address setter methods on <text:span text:style-name="Source_20_Text">Email</text:span> now accept <text:span text:style-name="Source_20_Text">[]</text:span> allowing individual properties to be reset. </text:p>
            </text:list-item>
          </text:list>
        </text:section>
        <text:section text:style-name="Sect1" text:name="orm">
          <text:h text:style-name="Heading_20_2" text:outline-level="2">ORM</text:h>
          <text:list xml:id="list7174503998085139299" text:style-name="L16">
            <text:list-item>
              <text:p text:style-name="P28"><text:span text:style-name="Source_20_Text">EntityTrait::isEmpty()</text:span> and <text:span text:style-name="Source_20_Text">EntityTrait::hasValue()</text:span> were added. </text:p>
            </text:list-item>
            <text:list-item>
              <text:p text:style-name="P28"><text:span text:style-name="Source_20_Text">Table::getAssociation()</text:span> can now read deeply nested associations using <text:span text:style-name="Source_20_Text">.</text:span> separated paths. e.g <text:span text:style-name="Source_20_Text">Users.Comments</text:span>. This method will raise exceptions when getting an unknown association now. </text:p>
            </text:list-item>
            <text:list-item>
              <text:p text:style-name="P28"><text:span text:style-name="Source_20_Text">Table::addBehaviors()</text:span> was added making it simpler to add multiple behaviors at once. </text:p>
            </text:list-item>
            <text:list-item>
              <text:p text:style-name="P28"><text:span text:style-name="Source_20_Text">Table::getBehavior()</text:span> was added. </text:p>
            </text:list-item>
            <text:list-item>
              <text:p text:style-name="P28"><text:span text:style-name="Source_20_Text">CounterCacheBehavior</text:span> callback functions can now return <text:span text:style-name="Source_20_Text">false</text:span> to skip updating the counter value. </text:p>
            </text:list-item>
            <text:list-item>
              <text:p text:style-name="P28"><text:span text:style-name="Source_20_Text">TimestampBehavior</text:span> now uses the correct mutable/immutable class type when creating time objects instead of always using a mutable time instance. </text:p>
            </text:list-item>
            <text:list-item>
              <text:p text:style-name="P28"><text:span text:style-name="Source_20_Text">Query::selectAllExcept()</text:span> was added. </text:p>
            </text:list-item>
            <text:list-item>
              <text:p text:style-name="P16"><text:span text:style-name="Source_20_Text">Query::whereInList()</text:span>/<text:span text:style-name="Source_20_Text">Query::whereNotInList()</text:span> have been added as standalone wrappers around <text:span text:style-name="Source_20_Text">IN</text:span>/<text:span text:style-name="Source_20_Text">NOT IN</text:span> conditions. </text:p>
            </text:list-item>
          </text:list>
        </text:section>
        <text:section text:style-name="Sect1" text:name="routing">
          <text:h text:style-name="Heading_20_2" text:outline-level="2"><text:soft-page-break/>Routing</text:h>
          <text:list xml:id="list1830137774548075345" text:style-name="L17">
            <text:list-item>
              <text:p text:style-name="P29"><text:span text:style-name="Source_20_Text">Cake\Routing\Route\EntityRoute</text:span> was added. This route class makes building routes that need data from entities easier. See the <text:a xlink:type="simple" xlink:href="https://book.cakephp.org/3.0/en/development/routing.html#entity-routing" text:style-name="Internet_20_link" text:visited-style-name="Visited_20_Internet_20_Link">Entity Routing</text:a> section for more information. </text:p>
            </text:list-item>
            <text:list-item>
              <text:p text:style-name="P29">Routing variables can now use <text:span text:style-name="Source_20_Text">{var}</text:span> style placeholders. This style allows mid-word variables to be defined. You cannot combine <text:span text:style-name="Source_20_Text">{var}</text:span> placeholders with <text:span text:style-name="Source_20_Text">:var</text:span> style placeholders. </text:p>
            </text:list-item>
            <text:list-item>
              <text:p text:style-name="P29"><text:span text:style-name="Source_20_Text">Router::routeExists()</text:span> was added. This method lets you check if a route array can be resolved into a valid route. </text:p>
            </text:list-item>
            <text:list-item>
              <text:p text:style-name="P29">Route connection can now use compact ‘string targets’ e.g <text:span text:style-name="Source_20_Text">Bookmarks::index</text:span>. See <text:a xlink:type="simple" xlink:href="https://book.cakephp.org/3.0/en/development/routing.html#routes-configuration" text:style-name="Internet_20_link" text:visited-style-name="Visited_20_Internet_20_Link">Connecting Routes</text:a> for more information. </text:p>
            </text:list-item>
            <text:list-item>
              <text:p text:style-name="P17"><text:span text:style-name="Source_20_Text">RoutingMiddleware</text:span> can now cache the route collection created by your routes. Caching routes greatly improves application startup times. </text:p>
            </text:list-item>
          </text:list>
        </text:section>
        <text:section text:style-name="Sect1" text:name="shell">
          <text:h text:style-name="Heading_20_2" text:outline-level="2">Shell</text:h>
          <text:list xml:id="list8977734381325261298" text:style-name="L18">
            <text:list-item>
              <text:p text:style-name="P18">The <text:span text:style-name="Source_20_Text">cake assets copy</text:span> command now features an <text:span text:style-name="Source_20_Text">--overwrite</text:span> option for overwriting plugin assets if they already exist in the application webroot. </text:p>
            </text:list-item>
          </text:list>
        </text:section>
        <text:section text:style-name="Sect1" text:name="utility">
          <text:h text:style-name="Heading_20_2" text:outline-level="2">Utility</text:h>
          <text:list xml:id="list5845002247934082857" text:style-name="L19">
            <text:list-item>
              <text:p text:style-name="P19"><text:span text:style-name="Source_20_Text">Security::randomString()</text:span> was added. </text:p>
            </text:list-item>
          </text:list>
        </text:section>
        <text:section text:style-name="Sect1" text:name="validation">
          <text:h text:style-name="Heading_20_2" text:outline-level="2">Validation</text:h>
          <text:list xml:id="list8597031452407381898" text:style-name="L20">
            <text:list-item>
              <text:p text:style-name="P30"><text:span text:style-name="Source_20_Text">Validation::compareFields()</text:span> was added as a more flexible version of <text:span text:style-name="Source_20_Text">Validation::compareWith()</text:span>. </text:p>
            </text:list-item>
            <text:list-item>
              <text:p text:style-name="P30"><text:span text:style-name="Source_20_Text">Validator::notSameAs()</text:span> was added to make it easier to check if a field is not the same as another field. </text:p>
            </text:list-item>
            <text:list-item>
              <text:p text:style-name="P30">New field comparison methods were added. <text:span text:style-name="Source_20_Text">equalToField()</text:span>, <text:span text:style-name="Source_20_Text">notEqualToField()</text:span>, <text:span text:style-name="Source_20_Text">greaterThanField()</text:span>, <text:span text:style-name="Source_20_Text">greaterThanOrEqualToField()</text:span>, <text:span text:style-name="Source_20_Text">lessThanField()</text:span>, <text:span text:style-name="Source_20_Text">lessThanOrEqualToField()</text:span> were added. </text:p>
            </text:list-item>
            <text:list-item>
              <text:p text:style-name="P30">Validator rules will now use the rule alias as the rule method when the <text:span text:style-name="Source_20_Text">rule</text:span> key is not defined. </text:p>
            </text:list-item>
            <text:list-item>
              <text:p text:style-name="P20"><text:span text:style-name="Source_20_Text">Validator::addNested()</text:span> and <text:span text:style-name="Source_20_Text">addNestedMany()</text:span> now support the <text:span text:style-name="Source_20_Text">when</text:span> and <text:span text:style-name="Source_20_Text">message</text:span> parameters like other validator methods. </text:p>
            </text:list-item>
          </text:list>
        </text:section>
        <text:section text:style-name="Sect1" text:name="view">
          <text:h text:style-name="Heading_20_2" text:outline-level="2">View</text:h>
          <text:list xml:id="list6044571312642239895" text:style-name="L21">
            <text:list-item>
              <text:p text:style-name="P31"><text:span text:style-name="Source_20_Text">UrlHelper::script()</text:span>, <text:span text:style-name="Source_20_Text">css()</text:span>, and <text:span text:style-name="Source_20_Text">image()</text:span> methods now support a <text:span text:style-name="Source_20_Text">timestamp</text:span> option which allows you to set the <text:span text:style-name="Source_20_Text">Asset.timestamp</text:span> setting for a single method call. </text:p>
            </text:list-item>
            <text:list-item>
              <text:p text:style-name="P31"><text:soft-page-break/>Cell classes now have an <text:span text:style-name="Source_20_Text">initialize()</text:span> hook method. </text:p>
            </text:list-item>
            <text:list-item>
              <text:p text:style-name="P21"><text:span text:style-name="Source_20_Text">PaginatorHelper</text:span> will now reset the page to 1 each time sort directions are changed.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09:59:15.870395902</meta:creation-date>
    <dc:date>2018-04-22T09:59:25.642378707</dc:date>
    <meta:editing-duration>PT9S</meta:editing-duration>
    <meta:editing-cycles>1</meta:editing-cycles>
    <meta:document-statistic meta:table-count="0" meta:image-count="0" meta:object-count="0" meta:page-count="8" meta:paragraph-count="128" meta:word-count="1659" meta:character-count="12917" meta:non-whitespace-character-count="11385"/>
    <meta:generator>LibreOffice/5.1.6.2$Linux_X86_64 LibreOffice_project/10m0$Build-2</meta:generator>
  </office:meta>
</office:document-meta>
</file>